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9.87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1.402cm"/>
    </style:style>
    <style:style style:name="co7" style:family="table-column">
      <style:table-column-properties fo:break-before="auto" style:column-width="13.811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8.018cm"/>
    </style:style>
    <style:style style:name="co10" style:family="table-column">
      <style:table-column-properties fo:break-before="auto" style:column-width="0.47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00ffff" style:vertical-align="automatic"/>
    </style:style>
    <style:style style:name="ce4" style:family="table-cell" style:parent-style-name="Default" style:data-style-name="N0">
      <style:table-cell-properties fo:background-color="#ff00ff" style:vertical-align="automatic"/>
    </style:style>
    <style:style style:name="ce5" style:family="table-cell" style:parent-style-name="Default" style:data-style-name="N0">
      <style:table-cell-properties fo:background-color="#ffff00" style:vertical-align="automatic"/>
    </style:style>
    <style:style style:name="ce6" style:family="table-cell" style:parent-style-name="Default" style:data-style-name="N0">
      <style:table-cell-properties fo:background-color="#00ff00" style:vertical-align="automatic"/>
    </style:style>
    <style:style style:name="ce7" style:family="table-cell" style:parent-style-name="Default" style:data-style-name="N0">
      <style:table-cell-properties fo:background-color="#e1b52e" style:vertical-align="automatic"/>
    </style:style>
    <style:style style:name="ce8" style:family="table-cell" style:parent-style-name="Default" style:data-style-name="N0">
      <style:table-cell-properties fo:background-color="#9900ff" style:vertical-align="automatic"/>
    </style:style>
    <style:style style:name="ce9" style:family="table-cell" style:parent-style-name="Default" style:data-style-name="N0">
      <style:table-cell-properties fo:background-color="#00ffff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ff00" style:vertical-align="automatic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ackground-color="#0084d1" style:vertical-align="automatic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fo:background-color="#ff950e" style:vertical-align="automatic"/>
    </style:style>
    <style:style style:name="ce21" style:family="table-cell" style:parent-style-name="Default" style:data-style-name="N0">
      <style:table-cell-properties fo:background-color="#0000ff" style:vertical-align="automatic"/>
      <style:text-properties fo:color="#ffffff"/>
    </style:style>
    <style:style style:name="ce22" style:family="table-cell" style:parent-style-name="Default" style:data-style-name="N0">
      <style:table-cell-properties fo:background-color="#9966cc" style:vertical-align="automatic"/>
    </style:style>
    <style:style style:name="ce23" style:family="table-cell" style:parent-style-name="Default" style:data-style-name="N0">
      <style:table-cell-properties fo:background-color="#ff3366" style:vertical-align="automatic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38761d" style:vertical-align="automatic"/>
      <style:text-properties fo:color="#f3f3f3"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9966cc" style:vertical-align="automatic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ackground-color="#1e1eff" style:vertical-align="automatic"/>
      <style:text-properties fo:color="#ffffff"/>
    </style:style>
    <style:style style:name="ce35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/>
    </style:style>
    <style:style style:name="T1" style:family="text">
      <style:text-properties fo:color="#000000" style:font-name="" fo:font-size="10pt" fo:font-weight="normal" style:text-underline-style="none" style:text-underline-color="font-color" style:text-line-through-type="none" fo:font-style="italic" style:text-outline="false" fo:text-shadow="none" style:font-name-asian="Arial" style:font-name-complex="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-asian="Arial" style:font-style-complex="normal" style:font-style-asian="normal" style:font-weight-complex="normal" style:font-weight-asian="normal" style:font-size-complex="10pt" style:font-size-asian="10pt" style:font-name-complex="" fo:color="#000000" fo:text-shadow="none" style:text-outline="false" fo:font-style="normal" style:text-line-through-type="none" style:text-underline-style="none" style:text-underline-color="font-color" fo:font-weight="normal" fo:font-size="10pt" style:font-name=""/>
    </style:style>
    <style:style style:name="T4" style:family="text">
      <style:text-properties style:font-name-asian="Arial" style:font-style-complex="italic" style:font-style-asian="italic" style:font-weight-complex="normal" style:font-weight-asian="normal" style:font-size-complex="10pt" style:font-size-asian="10pt" style:font-name-complex="" fo:color="#000000" fo:text-shadow="none" style:text-outline="false" fo:font-style="italic" style:text-line-through-type="none" style:text-underline-style="none" style:text-underline-color="font-color" fo:font-weight="normal" fo:font-size="10pt" style:font-name=""/>
    </style:style>
    <style:style style:name="T5" style:family="text">
      <style:text-properties fo:color="#ffffff" style:font-name="" fo:font-size="10pt" fo:font-weight="normal" style:text-underline-style="none" style:text-underline-color="font-color" style:text-line-through-type="none" fo:font-style="italic" style:text-outline="false" fo:text-shadow="none" style:font-name-asian="Arial" style:font-name-complex="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lan" table:style-name="ta1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l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1">
          <table:table-cell table:style-name="ce2" office:value-type="float" office:value="1960" calcext:value-type="float">
            <text:p>1960</text:p>
          </table:table-cell>
          <table:table-cell/>
          <table:table-cell table:style-name="ce3" office:value-type="string" calcext:value-type="string">
            <text:p>Naissance</text:p>
          </table:table-cell>
          <table:table-cell/>
          <table:table-cell table:style-name="ce11" office:value-type="string" calcext:value-type="string">
            <text:p>Légend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70" calcext:value-type="float">
            <text:p>1970</text:p>
          </table:table-cell>
          <table:table-cell table:style-name="ce4" office:value-type="string" calcext:value-type="string">
            <text:p>Volksschule Klosterneuburg</text:p>
          </table:table-cell>
          <table:table-cell/>
          <table:table-cell table:style-name="ce12" office:value-type="string" calcext:value-type="string">
            <text:p>Divers</text:p>
          </table:table-cell>
          <table:table-cell table:style-name="ce14" office:value-type="string" calcext:value-type="string">
            <text:p>Etudes</text:p>
          </table:table-cell>
          <table:table-cell table:style-name="ce16" office:value-type="string" calcext:value-type="string">
            <text:p>Programmes</text:p>
          </table:table-cell>
          <table:table-cell table:number-columns-repeated="1017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?</text:p>
          </table:table-cell>
          <table:table-cell table:style-name="ce3" office:value-type="string" calcext:value-type="string">
            <text:p>Klavierunterriccht mit Hertha Jost-Caretta</text:p>
          </table:table-cell>
          <table:table-cell/>
          <table:table-cell table:style-name="ce13" office:value-type="string" calcext:value-type="string">
            <text:p>Prix</text:p>
          </table:table-cell>
          <table:table-cell table:style-name="ce15" office:value-type="string" calcext:value-type="string">
            <text:p>Enseignement</text:p>
          </table:table-cell>
          <table:table-cell table:style-name="ce5" office:value-type="string" calcext:value-type="string">
            <text:p>Oeuvres</text:p>
          </table:table-cell>
          <table:table-cell table:number-columns-repeated="1017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74" calcext:value-type="float">
            <text:p>1974</text:p>
          </table:table-cell>
          <table:table-cell table:style-name="ce4" office:value-type="string" calcext:value-type="string">
            <text:p>Gymnasium Klosterneuburg</text:p>
          </table:table-cell>
          <table:table-cell table:number-columns-repeated="1021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979" calcext:value-type="float">
            <text:p>1979</text:p>
          </table:table-cell>
          <table:table-cell table:style-name="ce4" office:value-type="string" calcext:value-type="string">
            <text:p>Höhere Bundeslehr- und Versuchsanstalt für chemische Industrie in Wien: Ausbildung zum Chemie-Ingenieur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3" office:value-type="string" calcext:value-type="string">
            <text:p>Découvre Stockhausen via CAN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989" calcext:value-type="float">
            <text:p>1989</text:p>
          </table:table-cell>
          <table:table-cell table:style-name="ce4" office:value-type="string" calcext:value-type="string">
            <text:p>Studies. University of Vienna: musicology and history of art - doctoral thesis on Das Synthese-Denken bei Anton Webern (1989).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/>
          <table:table-cell table:style-name="ce4" office:value-type="string" calcext:value-type="string">
            <text:p>Abitur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7" calcext:value-type="float">
            <text:p>1987</text:p>
          </table:table-cell>
          <table:table-cell table:style-name="ce4" office:value-type="string" calcext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21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/>
          <table:table-cell table:style-name="ce5" office:value-type="string" calcext:value-type="string">
            <text:p>Conversations (première composition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Premier ordinateur : Atari ST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BWV 1007a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3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4" office:value-type="string" calcext:value-type="string">
            <text:p>International Computer Music Conference (Den Haag)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International string quartet competition Budapest for 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5" office:value-type="string" calcext:value-type="string">
            <text:p>met him pike trousers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String quartet competition of the Konzerthaus Vienna for 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3" office:value-type="string" calcext:value-type="string">
            <text:p>CEM Studio - Hooge School v/d Kunsten (Arnhem) - Mitarbeit an der Entwicklung von Gottfried Michael Koenigs Projekt 3 - ein Computerprogramm für musikalische Komposition.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95" calcext:value-type="float">
            <text:p>1995</text:p>
          </table:table-cell>
          <table:table-cell table:style-name="ce7" office:value-type="string" calcext:value-type="string">
            <text:p>COMPOSE pour x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/>
          <table:table-cell table:style-name="ce6" office:value-type="string" calcext:value-type="string">
            <text:p>Adolf-Schärf prize of Vienna (???)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1021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/>
          <table:table-cell table:style-name="ce5" office:value-type="string" calcext:value-type="string">
            <text:p>Rudiments</text:p>
          </table:table-cell>
          <table:table-cell table:number-columns-repeated="1021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4" calcext:value-type="float">
            <text:p>1994</text:p>
          </table:table-cell>
          <table:table-cell table:style-name="ce8" office:value-type="string" calcext:value-type="string">
            <text:p>Darmstädter Ferienkurse für Neue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/>
          <table:table-cell table:style-name="ce5" office:value-type="string" calcext:value-type="string">
            <text:p>Entsagung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992" calcext:value-type="float">
            <text:p>1992</text:p>
          </table:table-cell>
          <table:table-cell table:style-name="ce4" office:value-type="string" calcext:value-type="string">
            <text:p>IRCAM: stage de composition et d'informatique musicale.</text:p>
          </table:table-cell>
          <table:table-cell table:number-columns-repeated="102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Lexicon-Sonate</text:p>
          </table:table-cell>
          <table:table-cell table:number-columns-repeated="102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RTC-lib</text:p>
          </table:table-cell>
          <table:table-cell table:number-columns-repeated="1021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Amazing maze</text:p>
          </table:table-cell>
          <table:table-cell table:number-columns-repeated="1021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/>
          <table:table-cell table:style-name="ce3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006" calcext:value-type="float">
            <text:p>2006</text:p>
          </table:table-cell>
          <table:table-cell table:style-name="ce8" office:value-type="string" calcext:value-type="string">
            <text:p>Anton Bruckner Privatuniversität Linz: teacher of "Algorithmic Composition" at the Studio of Advanced Music and Media Technology (SAMT).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/>
          <table:table-cell table:style-name="ce3" office:value-type="string" calcext:value-type="string">
            <text:p>Convergence - Fifth Biennial Symposion for Arts and Technology (New London/Connecticut)</text:p>
          </table:table-cell>
          <table:table-cell table:number-columns-repeated="1021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/>
          <table:table-cell table:style-name="ce3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1021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3" office:value-type="string" calcext:value-type="string">
            <text:p>Sixth Biennial Symposion for Arts and Technology (New London/Connecticut)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fLOW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Champ d'Action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3" office:value-type="string" calcext:value-type="string">
            <text:p>Sixth Composers and Choreographers Exchange (London)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more or less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@ze°2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/>
          <table:table-cell table:style-name="ce3" office:value-type="string" calcext:value-type="string">
            <text:p>Ouverture du Essl Museum</text:p>
          </table:table-cell>
          <table:table-cell table:number-columns-repeated="10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Replay PLAYer</text:p>
          </table:table-cell>
          <table:table-cell table:number-columns-repeated="102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Sequitur</text:p>
          </table:table-cell>
          <table:table-cell table:number-columns-repeated="102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/>
          <table:table-cell table:style-name="ce6" office:value-type="string" calcext:value-type="string">
            <text:p>Leopold-Preis of Lower Austria (???)</text:p>
          </table:table-cell>
          <table:table-cell table:number-columns-repeated="102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6" calcext:value-type="float">
            <text:p>2006</text:p>
          </table:table-cell>
          <table:table-cell table:style-name="ce7" office:value-type="string" calcext:value-type="string">
            <text:p>SEELEWASCHEN</text:p>
          </table:table-cell>
          <table:table-cell table:number-columns-repeated="102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Gold.Berg.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string" calcext:value-type="string">
            <text:p>FontanaMixer</text:p>
          </table:table-cell>
          <table:table-cell table:number-columns-repeated="102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/>
          <table:table-cell table:style-name="ce6" office:value-type="string" calcext:value-type="string">
            <text:p>Würdigungspreis des Landes Niederösterreich für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string" calcext:value-type="string">
            <text:p>WebernUhr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/>
          <table:table-cell table:style-name="ce6" office:value-type="string" calcext:value-type="string">
            <text:p>Extensible Toy Piano Composition Competition at the Clark University (Worcester, MA) for Kalimba</text:p>
          </table:table-cell>
          <table:table-cell table:number-columns-repeated="102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7x7</text:p>
          </table:table-cell>
          <table:table-cell table:number-columns-repeated="1021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University of Music and Performing Arts Vienna: professor of composition for electro-acoustic and experimental music.</text:p>
          </table:table-cell>
          <table:table-cell table:number-columns-repeated="1021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/>
          <table:table-cell table:style-name="ce5" office:value-type="string" calcext:value-type="string">
            <text:p>VIRIBVS VNITIS</text:p>
          </table:table-cell>
          <table:table-cell table:number-columns-repeated="1021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/>
          <table:table-cell table:style-name="ce6" office:value-type="string" calcext:value-type="string">
            <text:p>Prix Annelie de Man (Amsterdam) for VIRIBVS VNITIS (nominated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3" office:value-type="string" calcext:value-type="string">
            <text:p>E-Gitarre, Rockban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9" office:value-type="string" calcext:value-type="string">
            <text:p>kompositorische Konsequenzen des radikalen Konstruktivism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80~</text:p>
          </table:table-cell>
          <table:table-cell table:style-name="ce2"/>
          <table:table-cell table:style-name="ce3" office:value-type="string" calcext:value-type="string">
            <text:p>Kontrab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85~</text:p>
          </table:table-cell>
          <table:table-cell table:style-name="ce2"/>
          <table:table-cell table:style-name="ce3" office:value-type="string" calcext:value-type="string">
            <text:p>Met au point l'idée de Strukturgenerator</text:p>
          </table:table-cell>
          <table:table-cell table:number-columns-repeated="1021"/>
        </table:table-row>
        <table:table-row table:style-name="ro1" table:number-rows-repeated="209">
          <table:table-cell table:style-name="ce2" table:number-columns-repeated="2"/>
          <table:table-cell table:style-name="ce10"/>
          <table:table-cell table:number-columns-repeated="1021"/>
        </table:table-row>
        <table:table-row table:style-name="ro1" table:number-rows-repeated="733">
          <table:table-cell table:style-name="ce2" table:number-columns-repeated="3"/>
          <table:table-cell table:number-columns-repeated="102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atique" table:style-name="ta1">
        <table:table-column table:style-name="co6" table:number-columns-repeated="2" table:default-cell-style-name="ce1"/>
        <table:table-column table:style-name="co7" table:default-cell-style-name="ce10"/>
        <table:table-column table:style-name="co5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number-columns-repeated="2"/>
          <table:table-cell table:style-name="ce17" table:number-columns-repeated="15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histoire.info.online.fr/</text:p>
          </table:table-cell>
          <table:table-cell/>
          <table:table-cell table:style-name="ce24" office:value-type="string" calcext:value-type="string">
            <text:p>Langages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Réseau</text:p>
          </table:table-cell>
          <table:table-cell table:style-name="ce28" office:value-type="string" calcext:value-type="string">
            <text:p>Ordinateurs</text:p>
          </table:table-cell>
          <table:table-cell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www.histoire-informatique.org/</text:p>
          </table:table-cell>
          <table:table-cell table:style-name="ce2"/>
          <table:table-cell table:style-name="ce25" office:value-type="string" calcext:value-type="string">
            <text:p>Logiciels</text:p>
          </table:table-cell>
          <table:table-cell table:style-name="ce26" office:value-type="string" calcext:value-type="string">
            <text:p>Normes</text:p>
          </table:table-cell>
          <table:table-cell table:style-name="ce27" office:value-type="string" calcext:value-type="string">
            <text:p>Divers</text:p>
          </table:table-cell>
          <table:table-cell table:style-name="ce29"/>
          <table:table-cell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www.levenez.com/lang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fr.wikipedia.org/wiki/Chronologie_de_l'informatique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2"/>
          <table:table-cell table:style-name="ce5" office:value-type="string" calcext:value-type="string">
            <text:p>Premier langage (assembleur)</text:p>
          </table:table-cell>
          <table:table-cell table:number-columns-repeated="1021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/>
          <table:table-cell table:style-name="ce5" office:value-type="string" calcext:value-type="string">
            <text:p>FORTRAN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COBOL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LISP</text:p>
          </table:table-cell>
          <table:table-cell table:number-columns-repeated="1021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/>
          <table:table-cell table:style-name="ce20" office:value-type="string" calcext:value-type="string">
            <text:p>Invention du mot « informatique » (Philippe Dreyfus)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a souris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'imprimante à jet d'encre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1" office:value-type="string" calcext:value-type="string">
            <text:p>IBM 360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2" office:value-type="string" calcext:value-type="string">
            <text:p>Norme ASCII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5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1" office:value-type="string" calcext:value-type="string">
            <text:p>Premier mini-ordinateur diffusé massivement: PDP-8 de DE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3" office:value-type="string" calcext:value-type="string">
            <text:p>Premiers courriers électroniques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5"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1" office:value-type="string" calcext:value-type="string">
            <text:p>Première console de jeu vidéo (Magnavox Odyssey I)</text:p>
          </table:table-cell>
          <table:table-cell table:number-columns-repeated="1021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/>
          <table:table-cell table:style-name="ce6" office:value-type="string" calcext:value-type="string">
            <text:p>Invention de la disquette</text:p>
          </table:table-cell>
          <table:table-cell table:number-columns-repeated="1021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/>
          <table:table-cell table:style-name="ce5" office:value-type="string" calcext:value-type="string">
            <text:p>PASCAL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Internet begins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Lancement d'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23" office:value-type="string" calcext:value-type="string">
            <text:p>UNIX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Invention de l'imprimante matricielle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21" office:value-type="string" calcext:value-type="string">
            <text:p>Premier micro-ordinateur commercialisé : Intel MCS-4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Premier microprocesseur (Intel 4004)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0" office:value-type="string" calcext:value-type="string">
            <text:p>Bornes d'arcade Pong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5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3" office:value-type="string" calcext:value-type="string">
            <text:p>Développement du courrier électronique sur 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/>
          <table:table-cell table:style-name="ce21" office:value-type="string" calcext:value-type="string">
            <text:p>Premier super-ordinateur : Cray I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6" office:value-type="string" calcext:value-type="string">
            <text:p>Invention de l'imprimante laser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1" office:value-type="string" calcext:value-type="string">
            <text:p>Premier micro-ordinateur diffusé : Altair 8800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3" office:value-type="string" calcext:value-type="string">
            <text:p>Premier traitement de texte WYSIWYG</text:p>
          </table:table-cell>
          <table:table-cell table:number-columns-repeated="1021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1" office:value-type="string" calcext:value-type="string">
            <text:p>Premier micro-ordinateur diffusé à grande échelle : Apple II</text:p>
          </table:table-cell>
          <table:table-cell table:number-columns-repeated="1021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3" office:value-type="string" calcext:value-type="string">
            <text:p>Première liaison de réseaux grâce à TCP/IP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23" office:value-type="string" calcext:value-type="string">
            <text:p>Premier tableur : Visicalc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1" office:value-type="string" calcext:value-type="string">
            <text:p>IBM PC (premier PC par IBM, grand succès commercial)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3" office:value-type="string" calcext:value-type="string">
            <text:p>Lancement de BITNET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3" office:value-type="string" calcext:value-type="string">
            <text:p>MS-DOS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1" office:value-type="string" calcext:value-type="string">
            <text:p>Premier micro-ordinateur portable : Osborne 1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2" office:value-type="string" calcext:value-type="string">
            <text:p>Format PostScript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6" office:value-type="string" calcext:value-type="string">
            <text:p>Invention du CD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0" office:value-type="string" calcext:value-type="string">
            <text:p>Premier film avec utilisation massive de CGI : <text:span text:style-name="T1">Tron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2"/>
          <table:table-cell table:style-name="ce5" office:value-type="string" calcext:value-type="string">
            <text:p>C++</text:p>
          </table:table-cell>
          <table:table-cell table:number-columns-repeated="1021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6" office:value-type="string" calcext:value-type="string">
            <text:p>Invention du CD-ROM</text:p>
          </table:table-cell>
          <table:table-cell table:number-columns-repeated="1021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21" office:value-type="string" calcext:value-type="string">
            <text:p>Macintosh (concurrent du IBM PC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1" office:value-type="string" calcext:value-type="string">
            <text:p>Amiga 1000 (micro-ordinateur avec composants spécialisés pour le graphisme et le son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3" office:value-type="string" calcext:value-type="string">
            <text:p>Windows</text:p>
          </table:table-cell>
          <table:table-cell table:number-columns-repeated="1021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3" office:value-type="string" calcext:value-type="string">
            <text:p>WWW begins</text:p>
          </table:table-cell>
          <table:table-cell table:number-columns-repeated="1021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/>
          <table:table-cell table:style-name="ce22" office:value-type="string" calcext:value-type="string">
            <text:p>Norme HTML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3" office:value-type="string" calcext:value-type="string">
            <text:p>Linux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5" office:value-type="string" calcext:value-type="string">
            <text:p>Python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2" office:value-type="string" calcext:value-type="string">
            <text:p>Unicode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6" office:value-type="string" calcext:value-type="string">
            <text:p>Invention du DVD-ROM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1" office:value-type="string" calcext:value-type="string">
            <text:p>iMac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0" office:value-type="string" calcext:value-type="string">
            <text:p>Première définition du logiciel libre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Invention de la clef USB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Premier processeur multicœur (IBM POWER4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23" office:value-type="string" calcext:value-type="string">
            <text:p>Lancement d'Itune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/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204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1" table:number-rows-repeated="733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1" table:number-rows-repeated="1047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erMusic" table:style-name="ta1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0" office:value-type="string" calcext:value-type="string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table-cell table:style-name="ce31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style-name="ce31"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0" office:value-type="string" calcext:value-type="string">
            <text:p><text:a xlink:href="http://ethw.org/Electronic_and_Computer_Music" xlink:type="simple">http://ethw.org/Electronic_and_Computer_Music</text:a></text:p>
          </table:table-cell>
          <table:table-cell table:style-name="ce2"/>
          <table:table-cell table:style-name="ce24" office:value-type="string" calcext:value-type="string">
            <text:p>Langages de programmation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Essais</text:p>
          </table:table-cell>
          <table:table-cell table:style-name="ce35" office:value-type="string" calcext:value-type="string">
            <text:p>Institutions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0" office:value-type="string" calcext:value-type="string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table-cell/>
          <table:table-cell table:style-name="ce25" office:value-type="string" calcext:value-type="string">
            <text:p>Logiciels</text:p>
          </table:table-cell>
          <table:table-cell table:style-name="ce26" office:value-type="string" calcext:value-type="string">
            <text:p>Oeuvres</text:p>
          </table:table-cell>
          <table:table-cell table:style-name="ce27" office:value-type="string" calcext:value-type="string">
            <text:p>Divers</text:p>
          </table:table-cell>
          <table:table-cell table:style-name="ce29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0" office:value-type="string" calcext:value-type="string">
            <text:p>http://www.doornbusch.net/chronology/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<text:a xlink:href="http://www.csounds.com/community/computermusichistory/" xlink:type="simple">http://www.csounds.com/community/computermusichistory/</text:a>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/>
          <table:table-cell table:style-name="ce6" office:value-type="string" calcext:value-type="string">
            <text:p>Denis d'or : premier instrument électriqu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/>
          <table:table-cell table:style-name="ce6" office:value-type="string" calcext:value-type="string">
            <text:p>Phonotaugraph (first sound recording device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06" calcext:value-type="float">
            <text:p>1906</text:p>
          </table:table-cell>
          <table:table-cell/>
          <table:table-cell table:style-name="ce6" office:value-type="string" calcext:value-type="string">
            <text:p>Telharmonium, premier instrument de synthèse musica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/>
          <table:table-cell table:style-name="ce9" office:value-type="string" calcext:value-type="string">
            <text:p>Sketch of a New Esthetic of Music (Busoni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24" calcext:value-type="float">
            <text:p>1924</text:p>
          </table:table-cell>
          <table:table-cell/>
          <table:table-cell table:style-name="ce6" office:value-type="string" calcext:value-type="string">
            <text:p>Thérémin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/>
          <table:table-cell table:style-name="ce9" office:value-type="string" calcext:value-type="string">
            <text:p>The Liberation of Sound <text:span text:style-name="T2">(Varèse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/>
          <table:table-cell table:style-name="ce9" office:value-type="string" calcext:value-type="string">
            <text:p>The Future of Music: CREDO <text:span text:style-name="T2">(Cage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/>
          <table:table-cell table:style-name="ce32" office:value-type="string" calcext:value-type="string">
            <text:p>John Cage performs Imaginary Landscape No 1, the first performance to include live electronics (turntables &amp; test-tone record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/>
          <table:table-cell table:style-name="ce20" office:value-type="string" calcext:value-type="string">
            <text:p>First computer music recordings (CSIRAC at Melbourne, Ferranti Mark 1 at University of Manchester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3" office:value-type="string" calcext:value-type="string">
            <text:p>First computer composition experiments (Hiller and Isaacson, Illiac Suite<text:span text:style-name="T2">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/>
          <table:table-cell table:style-name="ce23" office:value-type="string" calcext:value-type="string">
            <text:p>Max Mathews writes the MUSIC program at Bell Lab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/>
          <table:table-cell table:style-name="ce9" office:value-type="string" calcext:value-type="string">
            <text:p>Experimental Music<text:span text:style-name="T3"> (Hiller, Isaacson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/>
          <table:table-cell table:style-name="ce3" office:value-type="string" calcext:value-type="string">
            <text:p><text:span text:style-name="T4">Musiques formelles </text:span>(Xenaki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/>
          <table:table-cell table:style-name="ce33" office:value-type="string" calcext:value-type="string">
            <text:p>Project I <text:span text:style-name="T2">(Gottfried Michael Koenig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0" office:value-type="string" calcext:value-type="string">
            <text:p>Musica Elettronica Viva (MEV), a live-electroacoustic (free) improvisation group, formed in Rome, Ital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/>
          <table:table-cell table:style-name="ce34" office:value-type="string" calcext:value-type="string">
            <text:p>Fondation de l'IRC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/>
          <table:table-cell table:style-name="ce34" office:value-type="string" calcext:value-type="string">
            <text:p>First <text:span text:style-name="T5">International Computer Music Conference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4" office:value-type="string" calcext:value-type="string">
            <text:p>Première parution du <text:span text:style-name="T5">Computer Music Journal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4" office:value-type="string" calcext:value-type="string">
            <text:p>Ouverture de l'IRC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2" office:value-type="string" calcext:value-type="string">
            <text:p>Licht, cycle d'opéras (Stockhause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34" office:value-type="string" calcext:value-type="string">
            <text:p>Fondation de l'ICMA (International Computer Music Associatio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6" office:value-type="string" calcext:value-type="string">
            <text:p>Sony commercialise le Walkm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/>
          <table:table-cell table:style-name="ce34" office:value-type="string" calcext:value-type="string">
            <text:p>The Computer Music Journal moves to the MIT Pres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6" office:value-type="string" calcext:value-type="string">
            <text:p>Synthétiseur 4X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/>
          <table:table-cell table:style-name="ce6" office:value-type="string" calcext:value-type="string">
            <text:p>First Commodore 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/>
          <table:table-cell table:style-name="ce20" office:value-type="string" calcext:value-type="string">
            <text:p>MIDI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/>
          <table:table-cell table:style-name="ce6" office:value-type="string" calcext:value-type="string">
            <text:p>First Atari 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0" office:value-type="string" calcext:value-type="string">
            <text:p>The HUB (interactive, networked, computer improvisation group) formed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MAX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3" office:value-type="string" calcext:value-type="string">
            <text:p>Autobusk, algorithmic composition software for the Atari 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3" office:value-type="string" calcext:value-type="string">
            <text:p>Music Box MIDI algorithmic composition software releas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5" office:value-type="string" calcext:value-type="string">
            <text:p>HMSL music programming language becomes widely available on common computer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23" office:value-type="string" calcext:value-type="string">
            <text:p>George Lewis completes Voyager software for interactive improvisatio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/>
          <table:table-cell table:style-name="ce23" office:value-type="string" calcext:value-type="string">
            <text:p>Software Fina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/>
          <table:table-cell table:style-name="ce23" office:value-type="string" calcext:value-type="string">
            <text:p>Software Cubas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23" office:value-type="string" calcext:value-type="string">
            <text:p>Software Commo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/>
          <table:table-cell table:style-name="ce6" office:value-type="string" calcext:value-type="string">
            <text:p>Carte son Sound Blaster Pro (qualité CD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3" office:value-type="string" calcext:value-type="string">
            <text:p>Symbolic Composer (algorithmic composition software) introduc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34" office:value-type="string" calcext:value-type="string">
            <text:p>Leonardo Music Journal (MIT Pres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0" office:value-type="string" calcext:value-type="string">
            <text:p>Format MP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3" office:value-type="string" calcext:value-type="string">
            <text:p>AC Toolbox (algorithmic composition software) introduced by Paul Ber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23" office:value-type="string" calcext:value-type="string">
            <text:p>LiSa (live sampling) software released by STEI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34" office:value-type="string" calcext:value-type="string">
            <text:p>Organised Sound Journal (Cambridge University Pres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23" office:value-type="string" calcext:value-type="string">
            <text:p>PatchWork (algorithmic composition software) introduc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23" office:value-type="string" calcext:value-type="string">
            <text:p>Software Virtual Studi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23" office:value-type="string" calcext:value-type="string">
            <text:p>CSound fonctionne en real-tim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5" office:value-type="string" calcext:value-type="string">
            <text:p>MAX/MSP releas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3" office:value-type="string" calcext:value-type="string">
            <text:p>Pure Data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OpenMusic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6" office:value-type="string" calcext:value-type="string">
            <text:p>Premiers lecteurs MP3 portabl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/>
          <table:table-cell table:style-name="ce6" office:value-type="string" calcext:value-type="string">
            <text:p>First plug-in instrumen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/>
          <table:table-cell table:style-name="ce23" office:value-type="string" calcext:value-type="string">
            <text:p>Software Liv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/>
          <table:table-cell table:style-name="ce5" office:value-type="string" calcext:value-type="string">
            <text:p>athenaCL (Ariza) begin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34" office:value-type="string" calcext:value-type="string">
            <text:p>Première conférence NIME (New Inferfaces for Musical Expression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5" office:value-type="string" calcext:value-type="string">
            <text:p>ChucK, a strongly timed audio programming language (software), released by Perry Cook and Ge Wang, often used for live coding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/>
          <table:table-cell table:style-name="ce23" office:value-type="string" calcext:value-type="string">
            <text:p>Garageband (Apple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/>
          <table:table-cell table:style-name="ce5" office:value-type="string" calcext:value-type="string">
            <text:p>Impromptu live coding software released by Andrew Sorensen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8">
          <table:table-cell table:style-name="ce2" table:number-columns-repeated="2"/>
          <table:table-cell table:style-name="ce10" table:number-columns-repeated="23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 table:style-name="ce10"/>
          <table:table-cell table:number-columns-repeated="22"/>
          <table:table-cell table:style-name="ce2"/>
          <table:table-cell table:number-columns-repeated="998"/>
        </table:table-row>
        <table:table-row table:style-name="ro1" table:number-rows-repeated="192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 table:number-rows-repeated="728">
          <table:table-cell table:style-name="ce2" table:number-columns-repeated="26"/>
          <table:table-cell table:number-columns-repeated="998"/>
        </table:table-row>
        <table:table-row table:style-name="ro1" table:number-rows-repeated="5">
          <table:table-cell table:style-name="ce2" table:number-columns-repeated="3"/>
          <table:table-cell table:number-columns-repeated="1021"/>
        </table:table-row>
        <table:table-row table:style-name="ro1" table:number-rows-repeated="1047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Essl.A5:Essl.C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Informatique.A7:Informatique.C62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ComputerMusic.A16:ComputerMusic.C7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Versaevel</dc:creator>
    <dc:date>2016-06-01T10:03:24Z</dc:date>
    <meta:editing-cycles>15</meta:editing-cycles>
    <meta:editing-duration>PT110287S</meta:editing-duration>
    <meta:document-statistic meta:table-count="4" meta:cell-count="404" meta:object-count="0"/>
  </office:meta>
</office:document-meta>
</file>